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Heading_20_1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ufgabe 8</text:h>
      <text:p text:style-name="P1">a) Wenn die Länge und Breite als „private“ deklariert sind, muss es get-Methoden geben, um den Kontakt der Schläger mit dem Spielball berechnen zu können und um sie auf der GUI zu zeichnen.</text:p>
      <text:p text:style-name="P1">b) Der Highscore ist nach seiner Definition ein einmaliges Ereignis und muss daher auch nur beim Erstellen bearbeitet werden. Es ist daher nicht notwendig/erwünscht, nach dem Anlegen durch eine set-Methode bestimmte Attribute zu verändern, sondern nur auf diese „lesend“ zuzugreif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us </meta:initial-creator>
    <meta:creation-date>2012-04-29T14:55:22</meta:creation-date>
    <meta:document-statistic meta:table-count="0" meta:image-count="0" meta:object-count="0" meta:page-count="1" meta:paragraph-count="3" meta:word-count="75" meta:character-count="481" meta:non-whitespace-character-count="409"/>
    <dc:date>2012-04-29T15:59:02</dc:date>
    <dc:creator>Darius </dc:creator>
    <meta:editing-duration>PT3M36S</meta:editing-duration>
    <meta:editing-cycles>1</meta:editing-cycles>
    <meta:generator>LibreOffice/3.4$Linux LibreOffice_project/340m1$Build-402</meta:generator>
  </office:meta>
</office:document-meta>
</file>